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1pt" officeooo:rsid="00184b34" officeooo:paragraph-rsid="0012c465" style:font-size-asian="11pt" style:font-size-complex="11pt"/>
    </style:style>
    <style:style style:name="P2" style:family="paragraph" style:parent-style-name="Standard">
      <style:paragraph-properties fo:line-height="150%" fo:text-align="justify" style:justify-single-word="false"/>
      <style:text-properties fo:font-size="11pt" officeooo:rsid="0012c465" officeooo:paragraph-rsid="0012c465" style:font-size-asian="11pt" style:font-size-complex="11pt"/>
    </style:style>
    <style:style style:name="T1" style:family="text">
      <style:text-properties style:font-name="Arial" fo:language="es" fo:country="ES" style:font-name-complex="Arial1"/>
    </style:style>
    <style:style style:name="T2" style:family="text">
      <style:text-properties style:font-name="Arial" fo:language="es" fo:country="ES" officeooo:rsid="0012c465" style:font-name-complex="Arial1"/>
    </style:style>
    <style:style style:name="T3" style:family="text">
      <style:text-properties style:font-name="Arial" fo:language="es" fo:country="ES" officeooo:rsid="0013822c" style:font-name-complex="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 paradigma energetico actual, de agotamiento y busquedas de salidas sustentables ambientalmente, ha dejado abierta la posibilidad de explotacion de un recurso minero en el cual la argentina es muy rica, El Litio. </text:span><text:span text:style-name="T2">Este trabajo pretende, indagar en las particularidades que la extraccion del mineral conlleva, asi como, su proceso de transformacion en baterias, con todo lo que ello implica. Ademas, busca mostrar los efectos de la extraccion en zonas de densidad poblacional baja y escasa agua, poniendo el foco en los actores sociales que actuan en el territorio del Alto Valle de Antofagasta, unos de los polos mas ricos en Litio de el Pais y en como la mineria afecta a estos actores en diversas medidas.Ademas, se critica la insecion del litio como futuro recurso para la elaboracion de baterias, entendiendo que, existen determinados agregados durante la produccion, que no se condicen con el disciurso verde que el producto final busca llevar como bandera. <text:s/></text:span><text:span text:style-name="T3">Sin embargo, tambien se toma en cuenta la ventaja de producir manufacturas, a fin de agregar valor a las materia primas en pos deromper los esquemas de Centralidad-Periferia que el mundo actual de la globalizacion capitalista nos propone, aunque las retirbuciones actuales son practicamente nulas.</text:span></text:p>
      <text:p text:style-name="P1"><text:span text:style-name="T2">Para la realizacion del trabajo se usaron entrevistas, trabajos previos, analisis de imagenes satelitales y SIG, a fin de entender las condiciones estructurales del territorio en cuestion . Se catalogaron estas distintas condiciones por tema, ya sea legal, fisico o social, pero entendiendo que todo se encuentra interrelacionado. </text:span></text:p>
      <text:p text:style-name="P2"><text:span text:style-name="T2">C</text:span><text:span text:style-name="T1">omo resultado se obtuvo cartografia, ademas de la concrecion </text:span><text:span text:style-name="T3">de la hipotesis de este trabajo. La produccion de Litio, es contaminante de las aguas subterraneas, al menos a como es realizada actualmente; esto afecta a las poblaciones locales y sus actividades economicas. Ademas,esto tienen incidencia en los pueblos originarios que habitan la zona, siendo que los salares son normalmente inaccesibles para ellos dada la presencia de explotaciones y por lo tanto, es un impedimento para su desarrollo cultural y teologic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30T17:25:34.884000000</meta:creation-date>
    <dc:date>2022-09-30T17:44:16.354000000</dc:date>
    <meta:editing-duration>PT8M30S</meta:editing-duration>
    <meta:editing-cycles>1</meta:editing-cycles>
    <meta:generator>LibreOffice/7.1.3.2$Windows_X86_64 LibreOffice_project/47f78053abe362b9384784d31a6e56f8511eb1c1</meta:generator>
    <meta:document-statistic meta:table-count="0" meta:image-count="0" meta:object-count="0" meta:page-count="1" meta:paragraph-count="3" meta:word-count="328" meta:character-count="2115" meta:non-whitespace-character-count="1788"/>
  </office:meta>
</office:document-meta>
</file>